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size="16pt" fo:font-weight="normal" style:font-size-asian="16pt" style:font-size-complex="16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#ffe599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color="#000000"/>
    </style:style>
    <style:style style:name="T9" style:family="text">
      <style:text-properties fo:color="#000000" fo:font-size="16pt"/>
    </style:style>
    <style:style style:name="T10" style:family="text">
      <style:text-properties fo:color="#000000" fo:font-size="16pt" fo:background-color="#ffe5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39b1c40-7fff-3c9a-6fee-07b8b178fa18"/><text:span text:style-name="T9">[next] </text:span><text:span text:style-name="T10">5:19</text:span><text:span text:style-name="T8"> “ </text:span><text:span text:style-name="T9">Ὃς”</text:span> </text:p>
      <text:p text:style-name="P2"/>
      <text:p text:style-name="P2"/>
      <text:p text:style-name="P3">------------------------------------------------------------</text:p>
      <text:p text:style-name="P3">[20190812_133336]</text:p>
      <text:p text:style-name="Text_20_body"/>
      <text:p text:style-name="P6"><text:span text:style-name="T3">1. XXX </text:span><text:span text:style-name="T4">5:19</text:span></text:p>
      <text:p text:style-name="Text_20_body"/>
      <text:p text:style-name="P7"><text:span text:style-name="T5">[next] </text:span><text:span text:style-name="T6">5:25</text:span><text:span text:style-name="T7"> “ἴσθι</text:span><text:span text:style-name="T5">”</text:span></text:p>
      <text:p text:style-name="Text_20_body"/>
      <text:p text:style-name="P4">[/  XXX]</text:p>
      <text:p text:style-name="Text_20_body"/>
      <text:p text:style-name="P2"/>
      <text:p text:style-name="P3">------------------------------------------------------------</text:p>
      <text:p text:style-name="P3">[XXXX]</text:p>
      <text:p text:style-name="Text_20_body"/>
      <text:p text:style-name="P6"><text:span text:style-name="T3">1. XXX </text:span><text:span text:style-name="T4">5:25</text:span></text:p>
      <text:p text:style-name="Text_20_body"/>
      <text:p text:style-name="P6"><text:span text:style-name="T1">[next] </text:span><text:span text:style-name="T2">5:27</text:span><text:span text:style-name="T7"> “</text:span><text:span text:style-name="T1">XXX”</text:span></text:p>
      <text:p text:style-name="Text_20_body"/>
      <text:p text:style-name="P4">[/  20190813_094128]</text:p>
      <text:p text:style-name="P5"/>
      <text:p text:style-name="P2">@@@</text:p>
      <text:p text:style-name="P3">------------------------------------------------------------</text:p>
      <text:p text:style-name="P3">[XXXX]</text:p>
      <text:p text:style-name="Text_20_body"/>
      <text:p text:style-name="P6"><text:span text:style-name="T3">1. XXX </text:span><text:span text:style-name="T4">XX:XX</text:span></text:p>
      <text:p text:style-name="Text_20_body"/>
      <text:p text:style-name="P6"><text:span text:style-name="T1">[next] </text:span><text:span text:style-name="T2">XX:XX</text:span><text:span text:style-name="T7"> “</text:span><text:span text:style-name="T1">XXX”</text:span></text:p>
      <text:p text:style-name="Text_20_body"/>
      <text:p text:style-name="P4"><text:soft-page-break/>[/  XXX]</text:p>
      <text:p text:style-name="P5"/>
      <text:p text:style-name="P5">------------------------------------------------------------ TEMPLATE</text:p>
      <text:p text:style-name="P3">------------------------------------------------------------</text:p>
      <text:p text:style-name="P3">[XXXX]</text:p>
      <text:p text:style-name="Text_20_body"/>
      <text:p text:style-name="P6"><text:span text:style-name="T3">1. XXX </text:span><text:span text:style-name="T4">XX:XX</text:span></text:p>
      <text:p text:style-name="Text_20_body"/>
      <text:p text:style-name="P6"><text:span text:style-name="T1">[next] </text:span><text:span text:style-name="T2">XX:XX</text:span><text:span text:style-name="T7"> “</text:span><text:span text:style-name="T1">XXX”</text:span></text:p>
      <text:p text:style-name="Text_20_body"/>
      <text:p text:style-name="P4">[/  XXX]</text:p>
      <text:p text:style-name="Text_20_body"/>
      <text:p text:style-name="P5">/------------------------------------------------------------ /TEMPLATE</text:p>
      <text:p text:style-name="Text_20_body"/>
      <text:p text:style-name="P5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2T13:33:04.03</meta:creation-date>
    <dc:date>2019-08-13T09:41:45.89</dc:date>
    <dc:creator>iwabuchi ken</dc:creator>
    <meta:editing-duration>PT13M50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2" meta:paragraph-count="26" meta:word-count="52" meta:character-count="645"/>
  </office:meta>
</office:document-meta>
</file>